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8" style:family="paragraph" style:parent-style-name="Text_20_body_20_indent">
      <style:paragraph-properties fo:margin-left="0cm" fo:margin-right="0cm" fo:line-height="100%" fo:text-indent="1.501cm" style:auto-text-indent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 fo:orphans="0" fo:widows="0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1.905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1.884cm"/>
          <style:tab-stop style:position="2.004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1.884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Avaliação do Corpo Docente</text:span></text:p>
      <text:p text:style-name="P6"/>
      <text:p text:style-name="P4"/>
      <text:p text:style-name="P7"/>
      <text:p text:style-name="P7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  <table:table-row>
          <table:table-cell table:style-name="Tabela1.A2" office:value-type="string">
            <text:p text:style-name="P14">0.4</text:p>
          </table:table-cell>
          <table:table-cell table:style-name="Tabela1.A2" office:value-type="string">
            <text:p text:style-name="P14">30/06/2006</text:p>
          </table:table-cell>
          <table:table-cell table:style-name="Tabela1.A2" office:value-type="string">
            <text:p text:style-name="P14">A5 (Gerente), A10 e A9</text:p>
          </table:table-cell>
          <table:table-cell table:style-name="Tabela1.D2" office:value-type="string">
            <text:p text:style-name="P14">Refinar artefato com ênfase na semântica do requisit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A Avaliação do Corpo Docente irá interagir Aluno, Coordenação e Docente para a realização de avaliação de docentes. Esta avaliação será feita por um aluno através de um formulário disponível pela coordenação. A coordenação será responsável por configurar as questões e o prazo de disponibilidade deste formulário. </text:p>
      <text:p text:style-name="P18">Durante o período de execução de uma disciplina os alunos poderão efetuar a avaliação do docente que ministra a disciplina bem como o andamento das atividades da disciplina. Estas avaliações poderão ser consultadas pelo docente e superiores.</text:p>
      <text:p text:style-name="P19"/>
      <text:p text:style-name="P20"/>
      <text:p text:style-name="P21">1 – Caso de Uso <text:span text:style-name="T8">A.C.D.1 - Criar Formulário de Avaliaçã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Caso de uso:</text:p>
          </table:table-cell>
          <table:table-cell table:style-name="Table1.B1" office:value-type="string">
            <text:p text:style-name="P23">Criar Formulário de Avaliação</text:p>
          </table:table-cell>
        </table:table-row>
        <table:table-row>
          <table:table-cell table:style-name="Table1.A2" office:value-type="string">
            <text:p text:style-name="P24">ID:</text:p>
          </table:table-cell>
          <table:table-cell table:style-name="Table1.B2" office:value-type="string">
            <text:p text:style-name="P25">A.C.D.1</text:p>
          </table:table-cell>
        </table:table-row>
        <table:table-row>
          <table:table-cell table:style-name="Table1.A2" office:value-type="string">
            <text:p text:style-name="P26">Propósito:</text:p>
          </table:table-cell>
          <table:table-cell table:style-name="Table1.B2" office:value-type="string">
            <text:p text:style-name="P26">Este caso de uso tem como função criar os formulários de avaliação dos docentes</text:p>
          </table:table-cell>
        </table:table-row>
        <table:table-row>
          <table:table-cell table:style-name="Table1.A2" office:value-type="string">
            <text:p text:style-name="P24">Descrição:</text:p>
          </table:table-cell>
          <table:table-cell table:style-name="Table1.B2" office:value-type="string">
            <text:p text:style-name="P27">A coordenação é quem fica responsável pela criação das questões do formulário para avaliação do Docente</text:p>
          </table:table-cell>
        </table:table-row>
        <table:table-row>
          <table:table-cell table:style-name="Table1.A2" office:value-type="string">
            <text:p text:style-name="P24">Ator(es):</text:p>
          </table:table-cell>
          <table:table-cell table:style-name="Table1.B2" office:value-type="string">
            <text:p text:style-name="P28">Coordenação</text:p>
          </table:table-cell>
        </table:table-row>
        <table:table-row>
          <table:table-cell table:style-name="Table1.A2" office:value-type="string">
            <text:p text:style-name="P24">Fluxo Principal:</text:p>
          </table:table-cell>
          <table:table-cell table:style-name="Table1.B2" office:value-type="string">
            <text:p text:style-name="P29">01 <text:s/>Coordenação preenche o cabeçalho do formulário;</text:p>
            <text:p text:style-name="P29">02 <text:s/>Coordenação informa as questões para criação de formulário;</text:p>
            <text:p text:style-name="P30">03 <text:s/>Coordenação solicita a confirmação da operação;</text:p>
            <text:p text:style-name="P30">04 <text:s/>Sistema confirma operação e exibe formulário para o aluno.</text:p>
          </table:table-cell>
        </table:table-row>
        <table:table-row>
          <table:table-cell table:style-name="Table1.A2" office:value-type="string">
            <text:p text:style-name="P24">Fluxo Alternativo:</text:p>
          </table:table-cell>
          <table:table-cell table:style-name="Table1.B2" office:value-type="string">
            <text:p text:style-name="P31">No item 03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le1.A2" office:value-type="string">
            <text:p text:style-name="P24">Referências: </text:p>
            <text:p text:style-name="P24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8">Regras de Negócio: RN 3.1, RN 3.2, RN 3.3, RN 3.4 e RN 3.5</text:p>
                </table:table-cell>
              </table:table-row>
              <table:table-row>
                <table:table-cell table:style-name="Table1.B2" office:value-type="string">
                  <text:p text:style-name="P24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4">Prioridade:</text:p>
          </table:table-cell>
          <table:table-cell table:style-name="Table1.B2" office:value-type="string">
            <text:p text:style-name="P24">Média</text:p>
          </table:table-cell>
        </table:table-row>
      </table:table>
      <text:p text:style-name="P20"/>
      <text:p text:style-name="P20"/>
      <text:p text:style-name="P21">3 – Caso de Uso A.C.D.3 - <text:span text:style-name="T8">Editar Questão do Formulári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Caso de uso:</text:p>
          </table:table-cell>
          <table:table-cell table:style-name="Tabela2.B1" office:value-type="string">
            <text:p text:style-name="P23">Editar Questão do Formulário</text:p>
          </table:table-cell>
        </table:table-row>
        <table:table-row>
          <table:table-cell table:style-name="Tabela2.A2" office:value-type="string">
            <text:p text:style-name="P24">ID:</text:p>
          </table:table-cell>
          <table:table-cell table:style-name="Tabela2.B2" office:value-type="string">
            <text:p text:style-name="P25">A.C.D.3</text:p>
          </table:table-cell>
        </table:table-row>
        <table:table-row>
          <table:table-cell table:style-name="Tabela2.A2" office:value-type="string">
            <text:p text:style-name="P26">Propósito:</text:p>
          </table:table-cell>
          <table:table-cell table:style-name="Tabela2.B2" office:value-type="string">
            <text:p text:style-name="P26">Este caso de uso tem como função a edição das informações a respeito dos formulários de avaliação</text:p>
          </table:table-cell>
        </table:table-row>
        <table:table-row>
          <table:table-cell table:style-name="Tabela2.A2" office:value-type="string">
            <text:p text:style-name="P24">Descrição:</text:p>
          </table:table-cell>
          <table:table-cell table:style-name="Tabela2.B2" office:value-type="string">
            <text:p text:style-name="P27">A Coordenação pode modificar dados sobre as datas de disponibilidade da sessão, assim como as próprias questões e as notas de esclarecimentos contidas nos formulários</text:p>
          </table:table-cell>
        </table:table-row>
        <table:table-row>
          <table:table-cell table:style-name="Tabela2.A2" office:value-type="string">
            <text:p text:style-name="P24">Ator(es):</text:p>
          </table:table-cell>
          <table:table-cell table:style-name="Tabela2.B2" office:value-type="string">
            <text:p text:style-name="P28">Coordenação</text:p>
          </table:table-cell>
        </table:table-row>
        <table:table-row>
          <table:table-cell table:style-name="Tabela2.A2" office:value-type="string">
            <text:p text:style-name="P24">Fluxo Principal:</text:p>
          </table:table-cell>
          <table:table-cell table:style-name="Tabela2.B2" office:value-type="string">
            <text:p text:style-name="P16">01 <text:s/>Coordenação seleciona Avaliação do Docente.</text:p>
            <text:p text:style-name="P32">02 <text:s/>Sistema exibe os formulários de avaliação dos Docentes;</text:p>
            <text:p text:style-name="P32">03 <text:s/>Coordenação preenche as informações que deseja alterar;</text:p>
            <text:p text:style-name="P32">04 <text:s/>Sistema validas as informações alteradas;</text:p>
            <text:p text:style-name="P32">05 <text:s/>Coordenação requisita a confirmação da operação;</text:p>
            <text:p text:style-name="P33">06 <text:s/>Sistema exibe o formulário alterado para os Alunos.</text:p>
          </table:table-cell>
        </table:table-row>
        <table:table-row>
          <table:table-cell table:style-name="Tabela2.A2" office:value-type="string">
            <text:p text:style-name="P24">Fluxo Alternativo:</text:p>
          </table:table-cell>
          <table:table-cell table:style-name="Tabela2.B2" office:value-type="string">
            <text:p text:style-name="P34">No item 04, caso o sistema registre que Alunos já realizaram edição de formulários, o fluxo é encerrado, pois nesse caso não são permitidas alterações das questões</text:p>
          </table:table-cell>
        </table:table-row>
        <table:table-row>
          <table:table-cell table:style-name="Tabela2.A2" office:value-type="string">
            <text:p text:style-name="P24">Referências: </text:p>
            <text:p text:style-name="P24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28">Regras de Negócio: RN 3.2, RN 3.3, RN 3.4 e RN 3.5</text:p>
                </table:table-cell>
              </table:table-row>
              <table:table-row>
                <table:table-cell table:style-name="Tabela2.B2" office:value-type="string">
                  <text:p text:style-name="P24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24">Prioridade:</text:p>
          </table:table-cell>
          <table:table-cell table:style-name="Tabela2.B2" office:value-type="string">
            <text:p text:style-name="P24">Média</text:p>
          </table:table-cell>
        </table:table-row>
      </table:table>
      <text:p text:style-name="P20"/>
      <text:p text:style-name="P20"/>
      <text:p text:style-name="P21">3 – Caso de Uso A.C.D.3 - <text:span text:style-name="T8">Preencher Formulário de Avaliaçã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2">Caso de uso:</text:p>
          </table:table-cell>
          <table:table-cell table:style-name="Tabela3.B1" office:value-type="string">
            <text:p text:style-name="P23">Preencher Formulário de Avaliação</text:p>
          </table:table-cell>
        </table:table-row>
        <table:table-row>
          <table:table-cell table:style-name="Tabela3.A2" office:value-type="string">
            <text:p text:style-name="P24">ID:</text:p>
          </table:table-cell>
          <table:table-cell table:style-name="Tabela3.B2" office:value-type="string">
            <text:p text:style-name="P25">A.C.D.3</text:p>
          </table:table-cell>
        </table:table-row>
        <table:table-row>
          <table:table-cell table:style-name="Tabela3.A2" office:value-type="string">
            <text:p text:style-name="P26">Propósito:</text:p>
          </table:table-cell>
          <table:table-cell table:style-name="Tabela3.B2" office:value-type="string">
            <text:p text:style-name="P26">Este caso de uso tem como função facilitar o preenchimento dos formulários de avaliação do corpo docente</text:p>
          </table:table-cell>
        </table:table-row>
        <table:table-row>
          <table:table-cell table:style-name="Tabela3.A2" office:value-type="string">
            <text:p text:style-name="P24">Descrição:</text:p>
          </table:table-cell>
          <table:table-cell table:style-name="Tabela3.B2" office:value-type="string">
            <text:p text:style-name="P27">O Aluno tem a sua disposição uma sessão com o formulário de avaliação dos docentes para preenchê-lo</text:p>
          </table:table-cell>
        </table:table-row>
        <table:table-row>
          <table:table-cell table:style-name="Tabela3.A2" office:value-type="string">
            <text:p text:style-name="P24">Ator(es):</text:p>
          </table:table-cell>
          <table:table-cell table:style-name="Tabela3.B2" office:value-type="string">
            <text:p text:style-name="P28">Aluno</text:p>
          </table:table-cell>
        </table:table-row>
        <table:table-row>
          <table:table-cell table:style-name="Tabela3.A2" office:value-type="string">
            <text:p text:style-name="P24">Fluxo Principal:</text:p>
          </table:table-cell>
          <table:table-cell table:style-name="Tabela3.B2" office:value-type="string">
            <text:p text:style-name="P16">01 <text:s/>Aluno preenche as informações para edição do formulário de avaliação;</text:p>
            <text:p text:style-name="P16">02 <text:s/>Sistema exibe as disciplinas que o Aluno está cursando;</text:p>
            <text:p text:style-name="P16">03 <text:s/>Aluno seleciona a disciplina;</text:p>
            <text:p text:style-name="P16">04 <text:s/>Sistema exibe uma lista de nomes do Docente associado à disciplina;</text:p>
            <text:p text:style-name="P16">05 <text:s/>Aluno seleciona o Docente que deseja avaliar;</text:p>
            <text:p text:style-name="P16">06 <text:s/>Sistema exibe o formulário para edição;</text:p>
            <text:p text:style-name="P16">07 <text:s/>Aluno preenche o formulário de avaliação;</text:p>
            <text:p text:style-name="P16">08 <text:s/>Aluno requisita a confirmação da operação;</text:p>
            <text:p text:style-name="P16">09 <text:s/>Sistema valida as informações preenchidas pelo Aluno;</text:p>
            <text:p text:style-name="P34">10 <text:s/>Sistema confirma a operação.</text:p>
          </table:table-cell>
        </table:table-row>
        <table:table-row>
          <table:table-cell table:style-name="Tabela3.A2" office:value-type="string">
            <text:p text:style-name="P24">Fluxo Alternativo:</text:p>
          </table:table-cell>
          <table:table-cell table:style-name="Tabela3.B2" office:value-type="string">
            <text:p text:style-name="P31">No item 01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ela3.A2" office:value-type="string">
            <text:p text:style-name="P24">Referências: </text:p>
            <text:p text:style-name="P24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28">Regras de Negócio: RN 3.4</text:p>
                </table:table-cell>
              </table:table-row>
              <table:table-row>
                <table:table-cell table:style-name="Tabela3.B2" office:value-type="string">
                  <text:p text:style-name="P24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24">Prioridade:</text:p>
          </table:table-cell>
          <table:table-cell table:style-name="Tabela3.B2" office:value-type="string">
            <text:p text:style-name="P24">Baixa</text:p>
          </table:table-cell>
        </table:table-row>
      </table:table>
      <text:p text:style-name="P20"/>
      <text:p text:style-name="P20"/>
      <text:p text:style-name="P21">4 – Caso de Uso A.C.D.4 - <text:span text:style-name="T8">Consultar Avaliação do Docent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Caso de uso:</text:p>
          </table:table-cell>
          <table:table-cell table:style-name="Table2.B1" office:value-type="string">
            <text:p text:style-name="P23">Consultar Avaliação do Docente</text:p>
          </table:table-cell>
        </table:table-row>
        <table:table-row>
          <table:table-cell table:style-name="Table2.A2" office:value-type="string">
            <text:p text:style-name="P24">ID:</text:p>
          </table:table-cell>
          <table:table-cell table:style-name="Table2.B2" office:value-type="string">
            <text:p text:style-name="P25">A.C.D.4</text:p>
          </table:table-cell>
        </table:table-row>
        <table:table-row>
          <table:table-cell table:style-name="Table2.A2" office:value-type="string">
            <text:p text:style-name="P26">Propósito:</text:p>
          </table:table-cell>
          <table:table-cell table:style-name="Table2.B2" office:value-type="string">
            <text:p text:style-name="P26">Este caso de uso tem como função permitir a consulta dos resultados das avaliações</text:p>
          </table:table-cell>
        </table:table-row>
        <table:table-row>
          <table:table-cell table:style-name="Table2.A2" office:value-type="string">
            <text:p text:style-name="P24">Descrição:</text:p>
          </table:table-cell>
          <table:table-cell table:style-name="Table2.B2" office:value-type="string">
            <text:p text:style-name="P27">Ao término das avaliações os professores poderão consultar e ver os resultados das avaliações feitas pelos alunos</text:p>
          </table:table-cell>
        </table:table-row>
        <table:table-row>
          <table:table-cell table:style-name="Table2.A2" office:value-type="string">
            <text:p text:style-name="P24">Ator(es):</text:p>
          </table:table-cell>
          <table:table-cell table:style-name="Table2.B2" office:value-type="string">
            <text:p text:style-name="P28">Docente</text:p>
          </table:table-cell>
        </table:table-row>
        <table:table-row>
          <table:table-cell table:style-name="Table2.A2" office:value-type="string">
            <text:p text:style-name="P24">Fluxo Principal:</text:p>
          </table:table-cell>
          <table:table-cell table:style-name="Table2.B2" office:value-type="string">
            <text:p text:style-name="P16">01 <text:s/>Docente solicita Avaliação para consulta;</text:p>
            <text:p text:style-name="P16">02 <text:s/>Sistema verifica o término do período de avaliação do docente;</text:p>
            <text:p text:style-name="P16">03 <text:s/>Sistema exibe as avaliações que o Docente tem acesso;</text:p>
            <text:p text:style-name="P16">04 <text:s/>Docente seleciona a avaliação;</text:p>
            <text:p text:style-name="P16">05 <text:s/>Docente requisita a confirmação da operação;</text:p>
            <text:p text:style-name="P34">06 <text:s/>Sistema confirma a operação, exibindo o conteúdo da avaliação.</text:p>
          </table:table-cell>
        </table:table-row>
        <table:table-row>
          <table:table-cell table:style-name="Table2.A2" office:value-type="string">
            <text:p text:style-name="P24">Fluxo Alternativo:</text:p>
          </table:table-cell>
          <table:table-cell table:style-name="Table2.B2" office:value-type="string">
            <text:p text:style-name="P34">No item 03, o sistema exibe mensagem que não há avaliações disponíveis e o caso de uso termina</text:p>
          </table:table-cell>
        </table:table-row>
        <table:table-row>
          <table:table-cell table:style-name="Table2.A2" office:value-type="string">
            <text:p text:style-name="P24">Referências: </text:p>
            <text:p text:style-name="P24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8">Regras de Negócio: RN 3.4</text:p>
                </table:table-cell>
              </table:table-row>
              <table:table-row>
                <table:table-cell table:style-name="Table2.B2" office:value-type="string">
                  <text:p text:style-name="P24">Não Funcionais: <text:span text:style-name="T9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4">Prioridade:</text:p>
          </table:table-cell>
          <table:table-cell table:style-name="Table2.B2" office:value-type="string">
            <text:p text:style-name="P35">Baixa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Avaliação do Corpo Docente</text:span></text:p>
            </table:table-cell>
            <table:table-cell table:style-name="Tabela10.B2" office:value-type="string">
              <text:p text:style-name="P8"><text:s text:c="2"/>Data: <text:s/>30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7</text:page-number></text:span><text:span text:style-name="T5"> </text:span><text:span text:style-name="T6">de </text:span><text:span text:style-name="T4"><text:page-count style:num-format="1"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7</text:page-number></text:span><text:span text:style-name="T9"> de </text:span><text:span text:style-name="T8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6-06-30T15:34:14</dc:date>
    <meta:print-date>2003-09-02T15:56:00</meta:print-date>
    <dc:language>pt-BR</dc:language>
    <meta:editing-cycles>59</meta:editing-cycles>
    <meta:editing-duration>PT3H30M16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7" meta:paragraph-count="154" meta:word-count="939" meta:character-count="5824"/>
  </office:meta>
</office:document-meta>
</file>